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4000002D3C47DE14F68ED69AB.png" manifest:media-type="image/png"/>
  <manifest:file-entry manifest:full-path="Pictures/10000000000005D40000028D9BFEE90D5A2C81BE.png" manifest:media-type="image/png"/>
  <manifest:file-entry manifest:full-path="Pictures/10000000000002FD0000030C8E87A0641348DE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Figura1" text:anchor-type="char" svg:x="0.582cm" svg:y="9.881cm" svg:width="17cm" svg:height="17.332cm" draw:z-index="0"><draw:image xlink:href="Pictures/10000000000002FD0000030C8E87A0641348DE88.png" xlink:type="simple" xlink:show="embed" xlink:actuate="onLoad" loext:mime-type="image/png"/></draw:frame><draw:frame draw:style-name="fr1" draw:name="Figura2" text:anchor-type="char" svg:width="17cm" svg:height="7.44cm" draw:z-index="1"><draw:image xlink:href="Pictures/10000000000005D40000028D9BFEE90D5A2C81BE.png" xlink:type="simple" xlink:show="embed" xlink:actuate="onLoad" loext:mime-type="image/png"/></draw:frame><draw:frame draw:style-name="fr1" draw:name="Figura3" text:anchor-type="char" svg:width="17cm" svg:height="8.606cm" draw:z-index="2"><draw:image xlink:href="Pictures/1000000000000594000002D3C47DE14F68ED69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0:58:39.281672458</meta:creation-date>
    <dc:date>2023-04-20T13:06:39.426236923</dc:date>
    <meta:editing-duration>PT1H27M19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